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75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hit chance</text:p>
          </table:table-cell>
          <table:table-cell office:value-type="float" office:value="0.84" calcext:value-type="float">
            <text:p>0.84</text:p>
          </table:table-cell>
          <table:table-cell/>
          <table:table-cell office:value-type="string" calcext:value-type="string">
            <text:p>points in imp shadow bolt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st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oints in rui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ll power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it chance</text:p>
          </table:table-cell>
          <table:table-cell office:value-type="float" office:value="0.1" calcext:value-type="float">
            <text:p>0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tation:</text:p>
          </table:table-cell>
          <table:table-cell office:value-type="string" calcext:value-type="string">
            <text:p>corruption</text:p>
          </table:table-cell>
          <table:table-cell office:value-type="string" calcext:value-type="string">
            <text:p>+UA</text:p>
          </table:table-cell>
          <table:table-cell office:value-type="string" calcext:value-type="string">
            <text:p>+immolate</text:p>
          </table:table-cell>
          <table:table-cell office:value-type="string" calcext:value-type="string">
            <text:p>+SL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Shadowburn</text:p>
          </table:table-cell>
          <table:table-cell office:value-type="string" calcext:value-type="string">
            <text:p>CoA</text:p>
          </table:table-cell>
          <table:table-cell office:value-type="string" calcext:value-type="string">
            <text:p>Soul Fire</text:p>
          </table:table-cell>
        </table:table-row>
        <table:table-row table:style-name="ro1">
          <table:table-cell office:value-type="string" calcext:value-type="string">
            <text:p>direct damage</text:p>
          </table:table-cell>
          <table:table-cell table:number-columns-repeated="2"/>
          <table:table-cell office:value-type="float" office:value="327" calcext:value-type="float">
            <text:p>327</text:p>
          </table:table-cell>
          <table:table-cell/>
          <table:table-cell table:formula="of:=(541+604)/2" office:value-type="float" office:value="572.5" calcext:value-type="float">
            <text:p>572.5</text:p>
          </table:table-cell>
          <table:table-cell table:formula="of:=(597+666)/2" office:value-type="float" office:value="631.5" calcext:value-type="float">
            <text:p>631.5</text:p>
          </table:table-cell>
          <table:table-cell/>
          <table:table-cell table:formula="of:=(1003+1258)/2" office:value-type="float" office:value="1130.5" calcext:value-type="float">
            <text:p>1130.5</text:p>
          </table:table-cell>
        </table:table-row>
        <table:table-row table:style-name="ro1">
          <table:table-cell office:value-type="string" calcext:value-type="string">
            <text:p>DOT damage</text:p>
          </table:table-cell>
          <table:table-cell office:value-type="float" office:value="900" calcext:value-type="float">
            <text:p>900</text:p>
          </table:table-cell>
          <table:table-cell office:value-type="float" office:value="1050" calcext:value-type="float">
            <text:p>1050</text:p>
          </table:table-cell>
          <table:table-cell office:value-type="float" office:value="615" calcext:value-type="float">
            <text:p>615</text:p>
          </table:table-cell>
          <table:table-cell table:formula="of:=63*[.E9]/3" office:value-type="float" office:value="630" calcext:value-type="float">
            <text:p>630</text:p>
          </table:table-cell>
          <table:table-cell table:number-columns-repeated="2"/>
          <table:table-cell office:value-type="float" office:value="1356" calcext:value-type="float">
            <text:p>1356</text:p>
          </table:table-cell>
          <table:table-cell/>
        </table:table-row>
        <table:table-row table:style-name="ro1">
          <table:table-cell office:value-type="string" calcext:value-type="string">
            <text:p>cast time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ot time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ol down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</text:p>
          </table:table-cell>
          <table:table-cell table:formula="of:=(1-[.B1])*(1.5+[.B8])/(1+[.$B$2])/(1-(1-[.$B$1]))+[.B9]" office:value-type="float" office:value="18.2857142857143" calcext:value-type="float">
            <text:p>18.2857142857143</text:p>
          </table:table-cell>
          <table:table-cell table:formula="of:=[.C8]/(1+[.$B$2])/(1-(1-[.$B$1]))+[.C9]" office:value-type="float" office:value="19.7857142857143" calcext:value-type="float">
            <text:p>19.7857142857143</text:p>
          </table:table-cell>
          <table:table-cell table:formula="of:=([.D8]-0.5)/(1+[.$B$2])/(1-(1-[.$B$1]))+[.D9]" office:value-type="float" office:value="16.7857142857143" calcext:value-type="float">
            <text:p>16.7857142857143</text:p>
          </table:table-cell>
          <table:table-cell table:formula="of:=(1-[.B1])*(1.5+[.E8])/(1+[.$B$2])/(1-(1-[.$B$1]))+[.E9]" office:value-type="float" office:value="30.2857142857143" calcext:value-type="float">
            <text:p>30.2857142857143</text:p>
          </table:table-cell>
          <table:table-cell table:formula="of:=([.F8]-0.5)/(1+[.$B$2])/(1-(1-[.$B$1]))+[.F9]" office:value-type="float" office:value="2.97619047619048" calcext:value-type="float">
            <text:p>2.97619047619048</text:p>
          </table:table-cell>
          <table:table-cell table:formula="of:=[.G10]" office:value-type="float" office:value="15" calcext:value-type="float">
            <text:p>15</text:p>
          </table:table-cell>
          <table:table-cell table:formula="of:=(1-[.H1])*(1.5+[.H8])/(1+[.$B$2])/(1-(1-[.$B$1]))+[.H9]" office:value-type="float" office:value="25.7857142857143" calcext:value-type="float">
            <text:p>25.7857142857143</text:p>
          </table:table-cell>
          <table:table-cell table:formula="of:=([.I8]-2)/(1+[.$B$2])/(1-(1-[.$B$1]))+[.I9]" office:value-type="float" office:value="4.76190476190476" calcext:value-type="float">
            <text:p>4.76190476190476</text:p>
          </table:table-cell>
        </table:table-row>
        <table:table-row table:style-name="ro1">
          <table:table-cell office:value-type="string" calcext:value-type="string">
            <text:p>spellpower bonus direct dmg</text:p>
          </table:table-cell>
          <table:table-cell/>
          <table:table-cell table:formula="of:=[.C8]/3.5" office:value-type="float" office:value="0.428571428571429" calcext:value-type="float">
            <text:p>0.428571428571429</text:p>
          </table:table-cell>
          <table:table-cell table:formula="of:=[.D8]/3.5" office:value-type="float" office:value="0.571428571428571" calcext:value-type="float">
            <text:p>0.571428571428571</text:p>
          </table:table-cell>
          <table:table-cell/>
          <table:table-cell table:formula="of:=[.F8]/3.5" office:value-type="float" office:value="0.857142857142857" calcext:value-type="float">
            <text:p>0.857142857142857</text:p>
          </table:table-cell>
          <table:table-cell table:formula="of:=1.5/3.5" office:value-type="float" office:value="0.428571428571429" calcext:value-type="float">
            <text:p>0.428571428571429</text:p>
          </table:table-cell>
          <table:table-cell/>
          <table:table-cell table:formula="of:=1.15" office:value-type="float" office:value="1.15" calcext:value-type="float">
            <text:p>1.15</text:p>
          </table:table-cell>
        </table:table-row>
        <table:table-row table:style-name="ro1">
          <table:table-cell office:value-type="string" calcext:value-type="string">
            <text:p>dot spellpower bonus</text:p>
          </table:table-cell>
          <table:table-cell table:formula="of:=0.93" office:value-type="float" office:value="0.93" calcext:value-type="float">
            <text:p>0.93</text:p>
          </table:table-cell>
          <table:table-cell table:formula="of:=[.C9]/15" office:value-type="float" office:value="1.2" calcext:value-type="float">
            <text:p>1.2</text:p>
          </table:table-cell>
          <table:table-cell table:formula="of:=[.D9]/15" office:value-type="float" office:value="1" calcext:value-type="float">
            <text:p>1</text:p>
          </table:table-cell>
          <table:table-cell table:formula="of:=[.E9]/15" office:value-type="float" office:value="2" calcext:value-type="float">
            <text:p>2</text:p>
          </table:table-cell>
          <table:table-cell table:number-columns-repeated="2"/>
          <table:table-cell table:formula="of:=1.2"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 dmg</text:p>
          </table:table-cell>
          <table:table-cell table:number-columns-repeated="4"/>
          <table:table-cell table:formula="of:=([.B4]*(1+0.5+0.5*[.E2])+1-[.B4])*([.F6]+[.F12]*[.B3])" office:value-type="float" office:value="629.75" calcext:value-type="float">
            <text:p>629.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ps</text:p>
          </table:table-cell>
          <table:table-cell table:formula="of:=([.B6]+[.$B$3]*[.B12]+[.B7]+[.$B$3]*[.B13])/[.B11]" office:value-type="float" office:value="49.21875" calcext:value-type="float">
            <text:p>49.21875</text:p>
          </table:table-cell>
          <table:table-cell table:formula="of:=([.C6]+[.$B$3]*[.C12]+[.C7]+[.$B$3]*[.C13])/[.C11]" office:value-type="float" office:value="53.0685920577617" calcext:value-type="float">
            <text:p>53.0685920577617</text:p>
          </table:table-cell>
          <table:table-cell table:formula="of:=([.D6]+[.$B$3]*[.D12]*[.D12]/([.D12]+[.D13])+[.D7]+[.$B$3]*[.D13]*[.D13]/([.D13]+[.D12]))/[.D11]" office:value-type="float" office:value="56.1191489361702" calcext:value-type="float">
            <text:p>56.1191489361702</text:p>
          </table:table-cell>
          <table:table-cell table:formula="of:=([.E7]+[.$B$3]*[.E13])/[.E11]" office:value-type="float" office:value="20.8018867924528" calcext:value-type="float">
            <text:p>20.8018867924528</text:p>
          </table:table-cell>
          <table:table-cell table:formula="of:=[.F14]/[.F11]" office:value-type="float" office:value="211.596" calcext:value-type="float">
            <text:p>211.596</text:p>
          </table:table-cell>
          <table:table-cell table:formula="of:=([.G6]+[.$B$3]*[.G12]+[.G7]+[.$B$3]*[.G13])*[.B1]/[.G11]" office:value-type="float" office:value="35.364" calcext:value-type="float">
            <text:p>35.364</text:p>
          </table:table-cell>
          <table:table-cell table:formula="of:=([.H6]+[.$B$3]*[.H12]+[.H7]+[.$B$3]*[.H13])/[.H11]" office:value-type="float" office:value="52.5872576177285" calcext:value-type="float">
            <text:p>52.5872576177285</text:p>
          </table:table-cell>
          <table:table-cell table:formula="of:=([.I6]+[.I12]*[.B3])/[.I11]" office:value-type="float" office:value="237.405" calcext:value-type="float">
            <text:p>237.4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mp SB dps=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 out of 5 are crits:</text:p>
          </table:table-cell>
          <table:table-cell table:formula="of:=POWER(1-[.B4];5)" office:value-type="float" office:value="0.59049" calcext:value-type="float">
            <text:p>0.59049</text:p>
          </table:table-cell>
          <table:table-cell table:formula="of:=[.B17]*([.F6]+[.F12]*[.B3])/[.F11]" office:value-type="float" office:value="113.5866564" calcext:value-type="float">
            <text:p>113.58665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pability 1 out of 5 was crit:</text:p>
          </table:table-cell>
          <table:table-cell table:formula="of:=[.B4]*POWER(1-[.B4];4)*5" office:value-type="float" office:value="0.32805" calcext:value-type="float">
            <text:p>0.32805</text:p>
          </table:table-cell>
          <table:table-cell table:formula="of:=[.B18]/5*(4*(1+0.04*[.E1])+(1.5+0.5*[.E2]))*([.F6]+[.F12]*[.B3])/5/[.F11]" office:value-type="float" office:value="17.164205856" calcext:value-type="float">
            <text:p>17.164205856</text:p>
          </table:table-cell>
          <table:table-cell table:formula="of:=[.B18]/5*(3*(1+0.04*[.E1])+(1.5+0.5*[.E2])+1)*([.F6]+[.F12]*[.B3])/5/[.F11]" office:value-type="float" office:value="16.659376272" calcext:value-type="float">
            <text:p>16.659376272</text:p>
          </table:table-cell>
          <table:table-cell table:formula="of:=[.B18]/5*(2*(1+0.04*[.E1])+(1.5+0.5*[.E2])+2*1)*([.F6]+[.F12]*[.B3])/5/[.F11]" office:value-type="float" office:value="16.154546688" calcext:value-type="float">
            <text:p>16.154546688</text:p>
          </table:table-cell>
          <table:table-cell table:formula="of:=[.B18]/5*(1*(1+0.04*[.E1])+(1.5+0.5*[.E2])+3*1)*([.F6]+[.F12]*[.B3])/5/[.F11]" office:value-type="float" office:value="15.649717104" calcext:value-type="float">
            <text:p>15.649717104</text:p>
          </table:table-cell>
          <table:table-cell table:formula="of:=[.B18]/5*(4*1+(1.5+0.5*[.E2]))*([.F6]+[.F12]*[.B3])/5/[.F11]" office:value-type="float" office:value="15.14488752" calcext:value-type="float">
            <text:p>15.144887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 out 5 are crits</text:p>
          </table:table-cell>
          <table:table-cell table:formula="of:=POWER([.B4];2)*POWER(1-[.B4];3)*3*4*5/(2*3)" office:value-type="float" office:value="0.0729" calcext:value-type="float">
            <text:p>0.0729</text:p>
          </table:table-cell>
          <table:table-cell table:formula="of:=[.B19]/10*4*((1+0.5+0.5*[.E2])+(1.5+0.5*[.E2])*(1+0.04*[.E1])+3*(1+0.04*[.E1]))*([.F6]+[.F12]*[.B3])/5/[.F11]" office:value-type="float" office:value="8.97474816" calcext:value-type="float">
            <text:p>8.97474816</text:p>
          </table:table-cell>
          <table:table-cell table:formula="of:=[.B19]/10*3*((1+0.5+0.5*[.E2])+(1.5+0.5*[.E2])*(1+0.04*[.E1])+2*(1+0.04*[.E1])+1)*([.F6]+[.F12]*[.B3])/5/[.F11]" office:value-type="float" office:value="6.562784592" calcext:value-type="float">
            <text:p>6.562784592</text:p>
          </table:table-cell>
          <table:table-cell table:formula="of:=[.B19]/10*2*((1.5+0.5*[.E2])+(1.5+0.5*[.E2])*(1+0.04*[.E1])+1*(1+0.04*[.E1])+2)*([.F6]+[.F12]*[.B3])/5/[.F11]" office:value-type="float" office:value="4.263005376" calcext:value-type="float">
            <text:p>4.263005376</text:p>
          </table:table-cell>
          <table:table-cell table:formula="of:=[.B19]/10*((1+0.5+0.5*[.E2])+(1.5+0.5*[.E2])*(1+0.04*[.E1])+3)*([.F6]+[.F12]*[.B3])/5/[.F11]" office:value-type="float" office:value="2.075410512" calcext:value-type="float">
            <text:p>2.0754105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 out of 5 are crits</text:p>
          </table:table-cell>
          <table:table-cell table:formula="of:=POWER([.B4];3)*POWER(1-[.B4];2)*4*5/2" office:value-type="float" office:value="0.0081" calcext:value-type="float">
            <text:p>0.0081</text:p>
          </table:table-cell>
          <table:table-cell table:formula="of:=[.B20]/10*6*((1+0.5+0.5*[.E2])+2*(1.5+0.5*[.E2])*(1+0.04*[.E1])+2*(1+0.04*[.E1]))*([.F6]+[.F12]*[.B3])/5/[.F11]" office:value-type="float" office:value="1.720160064" calcext:value-type="float">
            <text:p>1.720160064</text:p>
          </table:table-cell>
          <table:table-cell table:formula="of:=[.B20]/10*3*((1.5+0.5*[.E2])+2*(1.5+0.5*[.E2])*(1+0.04*[.E1])+1*(1+0.04*[.E1])+1)*([.F6]+[.F12]*[.B3])/5/[.F11]" office:value-type="float" office:value="0.84138264" calcext:value-type="float">
            <text:p>0.84138264</text:p>
          </table:table-cell>
          <table:table-cell table:formula="of:=[.B20]/10*((1.5+0.5*[.E2])+2*(1.5+0.5*[.E2])*(1+0.04*[.E1])+2)*([.F6]+[.F12]*[.B3])/5/[.F11]" office:value-type="float" office:value="0.274228416" calcext:value-type="float">
            <text:p>0.2742284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out of 5 are crits</text:p>
          </table:table-cell>
          <table:table-cell table:formula="of:=POWER([.B4];4)*POWER(1-[.B4];1)*5" office:value-type="float" office:value="0.00045" calcext:value-type="float">
            <text:p>0.00045</text:p>
          </table:table-cell>
          <table:table-cell table:formula="of:=[.B20]/5*4*((1+0.5+0.5*[.E2])+3*(1.5+0.5*[.E2])*(1+0.04*[.E1])+(1+0.04*[.E1]))*([.F6]+[.F12]*[.B3])/5/[.F11]" office:value-type="float" office:value="2.592705024" calcext:value-type="float">
            <text:p>2.592705024</text:p>
          </table:table-cell>
          <table:table-cell table:formula="of:=[.B20]/5*((1+0.5+0.5*[.E2])+3*(1.5+0.5*[.E2])*(1+0.04*[.E1])+1)*([.F6]+[.F12]*[.B3])/5/[.F11]" office:value-type="float" office:value="0.635711328" calcext:value-type="float">
            <text:p>0.6357113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 out 5 are crits</text:p>
          </table:table-cell>
          <table:table-cell table:formula="of:=POWER([.B4];5)" office:value-type="float" office:value="0.00001" calcext:value-type="float">
            <text:p>1E-05</text:p>
          </table:table-cell>
          <table:table-cell table:formula="of:=[.B20]*((1+0.5+0.5*[.E2])+4*(1.5+0.5*[.E2])*(1+0.04*[.E1]))*([.F6]+[.F12]*[.B3])/5/[.F11]" office:value-type="float" office:value="3.61482912" calcext:value-type="float">
            <text:p>3.614829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17:.B22])" office:value-type="float" office:value="1" calcext:value-type="float">
            <text:p>1</text:p>
          </table:table-cell>
          <table:table-cell table:formula="of:=SUM([.C17:.C22])" office:value-type="float" office:value="147.653304624" calcext:value-type="float">
            <text:p>147.653304624</text:p>
          </table:table-cell>
          <table:table-cell table:formula="of:=SUM([.D17:.D22])" office:value-type="float" office:value="24.699254832" calcext:value-type="float">
            <text:p>24.699254832</text:p>
          </table:table-cell>
          <table:table-cell table:formula="of:=SUM([.E17:.E22])" office:value-type="float" office:value="20.69178048" calcext:value-type="float">
            <text:p>20.69178048</text:p>
          </table:table-cell>
          <table:table-cell table:formula="of:=SUM([.F17:.F22])" office:value-type="float" office:value="17.725127616" calcext:value-type="float">
            <text:p>17.725127616</text:p>
          </table:table-cell>
          <table:table-cell table:formula="of:=SUM([.G17:.G22])" office:value-type="float" office:value="15.14488752" calcext:value-type="float">
            <text:p>15.14488752</text:p>
          </table:table-cell>
          <table:table-cell table:formula="of:=SUM([.C23:.G23])" office:value-type="float" office:value="225.914355072" calcext:value-type="float">
            <text:p>225.914355072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ast time for 4 SB</text:p>
          </table:table-cell>
          <table:table-cell table:formula="of:=4*[.F11]" office:value-type="float" office:value="11.9047619047619" calcext:value-type="float">
            <text:p>11.904761904761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6T22:24:54.057774470</meta:creation-date>
    <dc:date>2020-05-07T23:42:53.545030896</dc:date>
    <meta:editing-duration>PT3H19M6S</meta:editing-duration>
    <meta:editing-cycles>5</meta:editing-cycles>
    <meta:generator>LibreOffice/6.3.5.2$Linux_X86_64 LibreOffice_project/30$Build-2</meta:generator>
    <meta:document-statistic meta:table-count="1" meta:cell-count="124" meta:object-count="0"/>
  </office:meta>
</office:document-meta>
</file>